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automatic-styles>
    <style:style style:name="P1" style:family="paragraph" style:parent-style-name="Standard">
      <style:text-properties style:font-name="URW Chancery L" officeooo:rsid="001ccc85" officeooo:paragraph-rsid="001f31ab"/>
    </style:style>
    <style:style style:name="P2" style:family="paragraph" style:parent-style-name="Standard">
      <style:text-properties style:font-name="URW Chancery L" fo:font-size="18pt" fo:font-weight="bold" officeooo:rsid="0024da4e" officeooo:paragraph-rsid="0024da4e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URW Chancery L" officeooo:rsid="0024da4e" officeooo:paragraph-rsid="0024da4e"/>
    </style:style>
    <style:style style:name="P4" style:family="paragraph" style:parent-style-name="Standard" style:list-style-name="L1">
      <style:text-properties style:font-name="URW Chancery L" officeooo:rsid="002503fa" officeooo:paragraph-rsid="002503fa"/>
    </style:style>
    <style:style style:name="P5" style:family="paragraph" style:parent-style-name="Standard" style:list-style-name="L1">
      <style:text-properties style:font-name="URW Chancery L" officeooo:rsid="00282e78" officeooo:paragraph-rsid="00282e78"/>
    </style:style>
    <style:style style:name="T1" style:family="text">
      <style:text-properties officeooo:rsid="002503fa"/>
    </style:style>
    <style:style style:name="T2" style:family="text">
      <style:text-properties officeooo:rsid="002666a0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usage and White Bean Soup</text:p>
      <text:p text:style-name="P3"/>
      <text:p text:style-name="P3">1 T.<text:tab/>Olive oil.</text:p>
      <text:p text:style-name="P3">4 lbs.<text:tab/>Italian sausage, <text:span text:style-name="T1">de-cased and made into bite-sized meatballs.</text:span></text:p>
      <text:p text:style-name="P3">2 med.<text:tab/>Onions, finely chopped.</text:p>
      <text:p text:style-name="P3">2 T.<text:tab/>Garlic, minced.</text:p>
      <text:p text:style-name="P3">3 cans.<text:tab/>Cannellini beans, drained (14.5 oz cans).</text:p>
      <text:p text:style-name="P3">4 T.<text:tab/>Tomato paste.</text:p>
      <text:p text:style-name="P3">2 t.<text:tab/>Black pepper.</text:p>
      <text:p text:style-name="P3">2 T.<text:tab/>Quick-cooking tapioca.</text:p>
      <text:p text:style-name="P3">2 cans.<text:tab/>Chicken broth (14.5 oz cans).</text:p>
      <text:p text:style-name="P3">1 head<text:tab/>Escarole, washed and chopped.</text:p>
      <text:p text:style-name="P3">½ c.<text:tab/>Parmesan, grated</text:p>
      <text:p text:style-name="P3"/>
      <text:list xml:id="list42257169" text:style-name="L1">
        <text:list-item>
          <text:p text:style-name="P4">Brown sausage and onions in olive oil.</text:p>
        </text:list-item>
        <text:list-item>
          <text:p text:style-name="P4">Add sausage and onion mixture to slow c<text:span text:style-name="T2">ooker.</text:span></text:p>
        </text:list-item>
        <text:list-item>
          <text:p text:style-name="P5">Add remaining ingredients to slow cooker, except escarole and parmesan.</text:p>
        </text:list-item>
        <text:list-item>
          <text:p text:style-name="P5">Mix until tomato paste dissolves.</text:p>
        </text:list-item>
        <text:list-item>
          <text:p text:style-name="P5">Cover and cook for 7 hours on low. <text:s/>Add escarole, stir, and cook for an additional 1 hour.</text:p>
        </text:list-item>
        <text:list-item>
          <text:p text:style-name="P5">Serve topped with parmesan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1T17:21:01.863929361</meta:creation-date>
    <dc:date>2022-11-13T09:49:52.473514943</dc:date>
    <meta:editing-duration>PT1H15M54S</meta:editing-duration>
    <meta:editing-cycles>13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8" meta:word-count="123" meta:character-count="676" meta:non-whitespace-character-count="576"/>
  </office:meta>
</office:document-meta>
</file>